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2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3">
          <table:table-cell table:number-columns-repeated="7"/>
          <table:table-cell table:formula="of:=SUM([.B30:.F30])" office:value-type="float" office:value="698.833333333333" calcext:value-type="float">
            <text:p>698.8333333333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698.833333333333" calcext:value-type="float">
            <text:p>698.833333333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table:number-columns-repeated="4"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1" office:value-type="float" office:value="0" calcext:value-type="float">
            <text:p>0</text:p>
          </table:table-cell>
          <table:table-cell table:formula="of:=[.E3]/21" office:value-type="float" office:value="0" calcext:value-type="float">
            <text:p>0</text:p>
          </table:table-cell>
          <table:table-cell table:formula="of:=[.F3]/13" office:value-type="float" office:value="0" calcext:value-type="float">
            <text:p>0</text:p>
          </table:table-cell>
          <table:table-cell/>
          <table:table-cell table:style-name="ce15" table:formula="of:=SUM([.H4:.H29])" office:value-type="float" office:value="1397.66666666667" calcext:value-type="float">
            <text:p>1397.6666666667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144950" calcext:value-type="float">
            <text:p>144950</text:p>
          </table:table-cell>
          <table:table-cell/>
          <table:table-cell table:formula="of:=SUM([.L4:.L31])" office:value-type="float" office:value="135000" calcext:value-type="float">
            <text:p>13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5:57:01.330850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10T15:58:26.556184318</dc:date>
    <meta:editing-duration>P12DT5H23M32S</meta:editing-duration>
    <meta:editing-cycles>3578</meta:editing-cycles>
    <meta:generator>LibreOffice/4.2.8.2$Linux_X86_64 LibreOffice_project/420m0$Build-2</meta:generator>
    <meta:document-statistic meta:table-count="22" meta:cell-count="10319" meta:object-count="0"/>
  </office:meta>
</office:document-meta>
</file>